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1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2 Years a Slave <text:s/><text:tab/>WorldWide Gross: <text:s/>$128,033,236<text:tab/><text:tab/>Budget: $20 million</text:p>
      <text:p text:style-name="Standard">American Hustle<text:tab/>WorldWide Gross: <text:s/>$<text:span text:style-name="T1">216,540,992</text:span><text:tab/><text:tab/>Budget: $40 million</text:p>
      <text:p text:style-name="Standard">Captain Phillips<text:tab/>WorldWide Gross: <text:s/>$217,657,113<text:tab/><text:tab/>Budget: $55 million</text:p>
      <text:p text:style-name="Standard">Dallas Buyers Club<text:tab/>WorldWide Gross: <text:s/>$30,774,012<text:tab/><text:tab/>Budget: $5 million </text:p>
      <text:p text:style-name="Standard">Gravity<text:tab/><text:tab/>WorldWide Gross: <text:s/>$<text:span text:style-name="T1">703,747,748</text:span><text:tab/><text:tab/>Budget: $100 million</text:p>
      <text:p text:style-name="Standard">Her<text:tab/><text:tab/><text:tab/>WorldWide Gross: $<text:span text:style-name="T1">28,111,649</text:span> <text:tab/><text:tab/>Budget: $23,000,000</text:p>
      <text:p text:style-name="Standard">Nebraska<text:tab/><text:tab/>WorldWide Gross: $16,561,157<text:tab/><text:tab/>Budget: $12 million</text:p>
      <text:p text:style-name="Standard">Philomena<text:tab/><text:tab/>WorldWide Gross: $<text:span text:style-name="T1">82,246,593</text:span><text:tab/><text:tab/>Budget: $12 Million</text:p>
      <text:p text:style-name="Standard">The Wolf of Wall Street </text:p>
      <text:p text:style-name="Standard"><text:tab/><text:tab/><text:tab/>WorldWide Gross: $<text:span text:style-name="T1">338,394,929</text:span><text:tab/><text:tab/>Budget: $100 million</text:p>
      <text:p text:style-name="Standard"/>
      <text:p text:style-name="Standard">WorldWide Gross source boxofficemojo.com 24th February 2014</text:p>
      <text:p text:style-name="Standard">Budget: wikipedia</text:p>
      <text:p text:style-name="Standard"/>
      <text:p text:style-name="Standard">The Worldwide Gross is in U.S. Dollars and includes box office ticket sales up to the 12 February 2014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 K</meta:initial-creator>
    <meta:creation-date>2014-02-12T22:17:34</meta:creation-date>
    <dc:date>2014-02-25T20:59:57</dc:date>
    <dc:creator>I K</dc:creator>
    <meta:editing-duration>PT05H16M18S</meta:editing-duration>
    <meta:editing-cycles>13</meta:editing-cycles>
    <meta:generator>OpenOffice.org/3.2$Unix OpenOffice.org_project/320m18$Build-9502</meta:generator>
    <meta:document-statistic meta:table-count="0" meta:image-count="0" meta:object-count="0" meta:page-count="1" meta:paragraph-count="13" meta:word-count="101" meta:character-count="767"/>
  </office:meta>
</office:document-meta>
</file>